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Caladea1"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26cm" svg:stroke-color="#595959"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cccccc"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38761d"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stroke-linejoin="round" draw:fill="solid" draw:fill-color="#98000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595959" draw:stroke-linejoin="round"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595959"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graphic-properties style:protect="size"/>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solid" draw:fill-color="#9fc5e8"/>
      <style:paragraph-properties fo:text-align="start" style:font-independent-line-spacing="true"/>
      <style:text-properties fo:font-size="14pt"/>
    </style:style>
    <style:style style:name="P4" style:family="paragraph">
      <loext:graphic-properties draw:fill="solid" draw:fill-color="#eeeeee"/>
      <style:paragraph-properties fo:text-align="start" style:font-independent-line-spacing="true"/>
      <style:text-properties fo:font-size="14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6d9eeb"/>
      <style:paragraph-properties fo:text-align="start" style:font-independent-line-spacing="true"/>
      <style:text-properties fo:font-size="14pt"/>
    </style:style>
    <style:style style:name="P7" style:family="paragraph">
      <loext:graphic-properties draw:fill="solid" draw:fill-color="#000000"/>
      <style:paragraph-properties fo:text-align="start" style:font-independent-line-spacing="true"/>
      <style:text-properties fo:font-size="14pt"/>
    </style:style>
    <style:style style:name="P8" style:family="paragraph">
      <loext:graphic-properties draw:fill="solid" draw:fill-color="#38761d"/>
      <style:paragraph-properties fo:text-align="start" style:font-independent-line-spacing="true"/>
      <style:text-properties fo:font-size="14pt"/>
    </style:style>
    <style:style style:name="P9" style:family="paragraph">
      <loext:graphic-properties draw:fill="solid" draw:fill-color="#980000"/>
      <style:paragraph-properties fo:text-align="start" style:font-independent-line-spacing="true"/>
      <style:text-properties fo:font-size="14pt"/>
    </style:style>
    <style:style style:name="P10" style:family="paragraph">
      <loext:graphic-properties draw:fill="solid" draw:fill-color="#ffff00"/>
      <style:paragraph-properties fo:text-align="start" style:font-independent-line-spacing="true"/>
      <style:text-properties fo:font-size="14pt"/>
    </style:style>
    <style:style style:name="P11" style:family="paragraph">
      <loext:graphic-properties draw:fill="solid" draw:fill-color="#fce5cd"/>
      <style:paragraph-properties fo:text-align="start" style:font-independent-line-spacing="true"/>
      <style:text-properties fo:font-size="14pt"/>
    </style:style>
    <style:style style:name="P12"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Shape 156" draw:style-name="gr1" draw:text-style-name="P1" draw:layer="layout" svg:width="13.89cm" svg:height="4.728cm" draw:transform="rotate (-3.14159265358979) translate (18.035cm 13.509cm)">
          <text:p/>
          <draw:enhanced-geometry draw:mirror-horizontal="true" draw:mirror-vertical="false" svg:viewBox="0 0 0 0" draw:text-areas="0 0 ?f2 ?f3" draw:type="ooxml-bentConnector3" draw:modifiers="9536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58" draw:style-name="gr1" draw:text-style-name="P1" draw:layer="layout" svg:width="12.981cm" svg:height="3.561cm" draw:transform="rotate (-3.14159265358979) translate (15.269cm 12.341cm)">
          <text:p/>
          <draw:enhanced-geometry draw:mirror-horizontal="true" draw:mirror-vertical="false" svg:viewBox="0 0 0 0" draw:text-areas="0 0 ?f2 ?f3" draw:type="ooxml-bentConnector3" draw:modifiers="7392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60" draw:style-name="gr1" draw:text-style-name="P1" draw:layer="layout" svg:width="2.46cm" svg:height="3.945cm" draw:transform="rotate (-3.14159265358979) translate (18.035cm 12.726cm)">
          <text:p/>
          <draw:enhanced-geometry draw:mirror-horizontal="true" draw:mirror-vertical="false" svg:viewBox="0 0 0 0" draw:text-areas="0 0 ?f2 ?f3" draw:type="ooxml-bentConnector3" draw:modifiers="7452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162" draw:style-name="gr2" draw:text-style-name="P3" draw:layer="layout" svg:width="2.259cm" svg:height="2.994cm" svg:x="22.697cm" svg:y="3.212cm">
          <text:p text:style-name="P2"><text:span text:style-name="T1">SW and Data</text:span></text:p>
          <text:p text:style-name="P2"><text:span text:style-name="T1">(Product, project or servic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63" draw:style-name="gr3" draw:text-style-name="P4" draw:layer="layout" svg:width="2.373cm" svg:height="2.994cm" svg:x="22.697cm" svg:y="6.95cm">
          <text:p text:style-name="P2"><text:span text:style-name="T1">Documentation: Licenses, Copyrights, Build Instruction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64" draw:style-name="gr3" draw:text-style-name="P4" draw:layer="layout" svg:width="2.259cm" svg:height="2.994cm" svg:x="22.754cm" svg:y="10.994cm">
          <text:p text:style-name="P2"><text:span text:style-name="T1">Source Code to build. Includes also patche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65" draw:style-name="gr4" draw:text-style-name="P5" draw:layer="layout" svg:width="2.048cm" svg:height="0.797cm" svg:x="5.066cm" svg:y="2.09cm">
          <text:p text:style-name="P2"><text:span text:style-name="T1">F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4" draw:text-style-name="P5" draw:layer="layout" svg:width="2.048cm" svg:height="0.797cm" svg:x="7.282cm" svg:y="2.09cm">
          <text:p text:style-name="P2"><text:span text:style-name="T1">Config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4" draw:text-style-name="P5" draw:layer="layout" svg:width="2.048cm" svg:height="0.797cm" svg:x="9.499cm" svg:y="2.09cm">
          <text:p text:style-name="P2"><text:span text:style-name="T1">Comp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 draw:text-style-name="P5" draw:layer="layout" svg:width="2.048cm" svg:height="0.797cm" svg:x="11.715cm" svg:y="2.09cm">
          <text:p text:style-name="P2"><text:span text:style-name="T1">Inst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4" draw:text-style-name="P5" draw:layer="layout" svg:width="2.048cm" svg:height="0.797cm" svg:x="13.931cm" svg:y="2.09cm">
          <text:p text:style-name="P2"><text:span text:style-name="T1">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4" draw:text-style-name="P5" draw:layer="layout" svg:width="2.048cm" svg:height="0.797cm" svg:x="16.147cm" svg:y="2.09cm">
          <text:p text:style-name="P2"><text:span text:style-name="T1">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5" draw:text-style-name="P5" draw:layer="layout" svg:width="24.652cm" svg:height="1.173cm" svg:x="0.427cm" svg:y="0.201cm">
          <text:p text:style-name="P2"><text:span text:style-name="T2">Revised Version from 2018/04/12 - Tool Capabilities based on Self Assess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4" draw:text-style-name="P5" draw:layer="layout" svg:width="2.048cm" svg:height="0.797cm" svg:x="18.364cm" svg:y="2.116cm">
          <text:p text:style-name="P2"><text:span text:style-name="T1">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4" draw:text-style-name="P5" draw:layer="layout" svg:width="2.048cm" svg:height="0.797cm" svg:x="20.58cm" svg:y="2.09cm">
          <text:p text:style-name="P2"><text:span text:style-name="T1">Deli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3" draw:text-style-name="P4" draw:layer="layout" svg:width="1.642cm" svg:height="2.196cm" svg:x="6.971cm" svg:y="7.085cm">
          <text:p text:style-name="P2"><text:span text:style-name="T3">Inbound licensing info</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75" draw:style-name="gr3" draw:text-style-name="P4" draw:layer="layout" svg:width="1.642cm" svg:height="2.196cm" svg:x="10.345cm" svg:y="3.445cm">
          <text:p text:style-name="P2"><text:span text:style-name="T3">Dependency Graph</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76" draw:style-name="gr3" draw:text-style-name="P4" draw:layer="layout" svg:width="1.642cm" svg:height="2.196cm" svg:x="13.931cm" svg:y="4.451cm">
          <text:p text:style-name="P2"><text:span text:style-name="T3">BOM</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57" draw:style-name="gr3" draw:text-style-name="P4" draw:layer="layout" svg:width="1.642cm" svg:height="2.196cm" svg:x="18.035cm" svg:y="7.681cm">
          <text:p text:style-name="P2"><text:span text:style-name="T3">Todos: applicable obligations, other task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61" draw:style-name="gr3" draw:text-style-name="P4" draw:layer="layout" svg:width="1.642cm" svg:height="2.196cm" svg:x="13.931cm" svg:y="11.627cm">
          <text:p text:style-name="P2"><text:span text:style-name="T3">More software info: ECC, Quality, etc.</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77" draw:style-name="gr3" draw:text-style-name="P4" draw:layer="layout" svg:width="1.642cm" svg:height="2.196cm" svg:x="20.694cm" svg:y="7.681cm">
          <text:p text:style-name="P2"><text:span text:style-name="T3">Todo fulfillment <text:s/>documentation</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78" draw:style-name="gr3" draw:text-style-name="P4" draw:layer="layout" svg:width="1.642cm" svg:height="2.196cm" svg:x="19.678cm" svg:y="11.675cm">
          <text:p text:style-name="P2"><text:span text:style-name="T3">Business Context of Organisation</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79" draw:style-name="gr6" draw:text-style-name="P1" draw:layer="layout" svg:width="1.118cm" svg:height="0.001cm" svg:x="16.916cm" svg:y="8.779cm">
          <text:p/>
          <draw:enhanced-geometry draw:mirror-horizontal="false" draw:mirror-vertical="false" svg:viewBox="0 0 21600 21600" draw:type="mso-spt32" draw:enhanced-path="M 0 0 L 21600 21600 N"/>
        </draw:custom-shape>
        <draw:custom-shape draw:name="Shape 180" draw:style-name="gr6" draw:text-style-name="P1" draw:layer="layout" svg:width="1.015cm" svg:height="0.001cm" svg:x="19.678cm" svg:y="8.779cm">
          <text:p/>
          <draw:enhanced-geometry draw:mirror-horizontal="false" draw:mirror-vertical="false" svg:viewBox="0 0 21600 21600" draw:type="mso-spt32" draw:enhanced-path="M 0 0 L 21600 21600 N"/>
        </draw:custom-shape>
        <draw:custom-shape draw:name="Shape 181" draw:style-name="gr6" draw:text-style-name="P1" draw:layer="layout" svg:width="0.001cm" svg:height="4.979cm" svg:x="14.753cm" svg:y="6.648cm">
          <text:p/>
          <draw:enhanced-geometry draw:mirror-horizontal="false" draw:mirror-vertical="false" svg:viewBox="0 0 21600 21600" draw:type="mso-spt32" draw:enhanced-path="M 0 0 L 21600 21600 N"/>
        </draw:custom-shape>
        <draw:custom-shape draw:name="Shape 159" draw:style-name="gr3" draw:text-style-name="P4" draw:layer="layout" svg:width="1.642cm" svg:height="2.196cm" svg:x="15.273cm" svg:y="7.681cm">
          <text:p text:style-name="P2"><text:span text:style-name="T3">Involved Licenses, Copyrights, Acknowledgements of BOM</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82" draw:style-name="gr3" draw:text-style-name="P4" draw:layer="layout" svg:width="3.607cm" svg:height="1.525cm" svg:x="0.451cm" svg:y="12.725cm">
          <text:p text:style-name="P2"><text:span text:style-name="T4">Public License Obligations DB</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83" draw:style-name="gr7" draw:text-style-name="P6" draw:layer="layout" svg:width="1.291cm" svg:height="1.173cm" svg:x="7.529cm" svg:y="3.212cm">
          <text:p/>
          <draw:enhanced-geometry draw:mirror-horizontal="false" draw:mirror-vertical="false" svg:viewBox="0 0 0 0" draw:text-areas="0 ?f8 ?f12 ?f9" draw:type="ooxml-rightArrow" draw:modifiers="50000 5325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4" draw:style-name="gr7" draw:text-style-name="P6" draw:layer="layout" svg:width="1.23cm" svg:height="1.173cm" svg:x="8.776cm" svg:y="3.212cm">
          <text:p/>
          <draw:enhanced-geometry draw:mirror-horizontal="false" draw:mirror-vertical="false" svg:viewBox="0 0 0 0" draw:text-areas="0 ?f8 ?f12 ?f9" draw:type="ooxml-rightArrow" draw:modifiers="50000 5325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5" draw:style-name="gr7" draw:text-style-name="P6" draw:layer="layout" svg:width="8.356cm" svg:height="1.057cm" svg:x="13.701cm" svg:y="3.331cm">
          <text:p/>
          <draw:enhanced-geometry draw:mirror-horizontal="false" draw:mirror-vertical="false" svg:viewBox="0 0 0 0" draw:text-areas="0 ?f8 ?f12 ?f9" draw:type="ooxml-rightArrow" draw:modifiers="50000 5325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6" draw:style-name="gr3" draw:text-style-name="P4" draw:layer="layout" svg:width="3.607cm" svg:height="1.608cm" svg:x="0.451cm" svg:y="11.43cm">
          <text:p text:style-name="P2"><text:span text:style-name="T4">Public</text:span><text:span text:style-name="T4"><text:line-break/></text:span><text:span text:style-name="T4">License DB</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87" draw:style-name="gr8" draw:text-style-name="P7" draw:layer="layout" svg:width="0.846cm" svg:height="0.397cm" svg:x="11.548cm" svg:y="3.457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8" draw:style-name="gr8" draw:text-style-name="P7" draw:layer="layout" svg:width="0.846cm" svg:height="0.397cm" svg:x="15.176cm" svg:y="4.514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9" draw:style-name="gr8" draw:text-style-name="P7" draw:layer="layout" svg:width="0.846cm" svg:height="0.397cm" svg:x="3.566cm" svg:y="12.92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0" draw:style-name="gr8" draw:text-style-name="P7" draw:layer="layout" svg:width="0.846cm" svg:height="0.397cm" svg:x="8.208cm" svg:y="7.283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1" draw:style-name="gr9" draw:text-style-name="P8" draw:layer="layout" svg:width="0.846cm" svg:height="0.397cm" svg:x="3.661cm" svg:y="12.1cm">
          <text:p text:style-name="P2"><text:span text:style-name="T5">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9" draw:text-style-name="P8" draw:layer="layout" svg:width="0.846cm" svg:height="0.397cm" svg:x="3.566cm" svg:y="13.295cm">
          <text:p text:style-name="P2"><text:span text:style-name="T5">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3" draw:style-name="gr9" draw:text-style-name="P8" draw:layer="layout" svg:width="0.846cm" svg:height="0.397cm" svg:x="15.176cm" svg:y="5.004cm">
          <text:p text:style-name="P2"><text:span text:style-name="T5">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4" draw:style-name="gr9" draw:text-style-name="P8" draw:layer="layout" svg:width="0.846cm" svg:height="0.397cm" svg:x="16.5cm" svg:y="7.629cm">
          <text:p text:style-name="P2"><text:span text:style-name="T5">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5" draw:style-name="gr10" draw:text-style-name="P9" draw:layer="layout" svg:width="0.846cm" svg:height="0.397cm" svg:x="19.241cm" svg:y="7.687cm">
          <text:p text:style-name="P2"><text:span text:style-name="T5">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6" draw:style-name="gr10" draw:text-style-name="P9" draw:layer="layout" svg:width="0.846cm" svg:height="0.397cm" svg:x="21.868cm" svg:y="7.687cm">
          <text:p text:style-name="P2"><text:span text:style-name="T5">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7" draw:style-name="gr11" draw:text-style-name="P10" draw:layer="layout" svg:width="1.291cm" svg:height="0.345cm" svg:x="15.176cm" svg:y="6.147cm">
          <text:p text:style-name="P2"><text:span text:style-name="T4">qmst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98" draw:style-name="gr11" draw:text-style-name="P10" draw:layer="layout" svg:width="1.291cm" svg:height="0.345cm" svg:x="15.176cm" svg:y="5.852cm">
          <text:p text:style-name="P2"><text:span text:style-name="T4">or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99" draw:style-name="gr11" draw:text-style-name="P10" draw:layer="layout" svg:width="1.291cm" svg:height="0.345cm" svg:x="15.176cm" svg:y="5.554cm">
          <text:p text:style-name="P2"><text:span text:style-name="T4">tin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0" draw:style-name="gr11" draw:text-style-name="P10" draw:layer="layout" svg:width="1.291cm" svg:height="0.345cm" svg:x="12.719cm" svg:y="12.974cm">
          <text:p text:style-name="P2"><text:span text:style-name="T4">or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1" draw:style-name="gr11" draw:text-style-name="P10" draw:layer="layout" svg:width="1.291cm" svg:height="0.345cm" svg:x="16.476cm" svg:y="9.743cm">
          <text:p text:style-name="P2"><text:span text:style-name="T4">or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2" draw:style-name="gr11" draw:text-style-name="P10" draw:layer="layout" svg:width="1.291cm" svg:height="0.345cm" svg:x="12.719cm" svg:y="12.546cm">
          <text:p text:style-name="P2"><text:span text:style-name="T4">foss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3" draw:style-name="gr11" draw:text-style-name="P10" draw:layer="layout" svg:width="1.291cm" svg:height="0.345cm" svg:x="16.476cm" svg:y="9.354cm">
          <text:p text:style-name="P2"><text:span text:style-name="T4">foss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4" draw:style-name="gr11" draw:text-style-name="P10" draw:layer="layout" svg:width="1.291cm" svg:height="0.345cm" svg:x="16.476cm" svg:y="8.964cm">
          <text:p text:style-name="P2"><text:span text:style-name="T4">tin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5" draw:style-name="gr11" draw:text-style-name="P10" draw:layer="layout" svg:width="1.291cm" svg:height="0.345cm" svg:x="19.265cm" svg:y="9.707cm">
          <text:p text:style-name="P2"><text:span text:style-name="T4">foss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6" draw:style-name="gr11" draw:text-style-name="P10" draw:layer="layout" svg:width="1.291cm" svg:height="0.345cm" svg:x="19.265cm" svg:y="9.317cm">
          <text:p text:style-name="P2"><text:span text:style-name="T4">or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7" draw:style-name="gr11" draw:text-style-name="P10" draw:layer="layout" svg:width="1.291cm" svg:height="0.345cm" svg:x="24.128cm" svg:y="13.375cm">
          <text:p text:style-name="P2"><text:span text:style-name="T4">tin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8" draw:style-name="gr11" draw:text-style-name="P10" draw:layer="layout" svg:width="1.291cm" svg:height="0.345cm" svg:x="24.128cm" svg:y="12.946cm">
          <text:p text:style-name="P2"><text:span text:style-name="T6">swheri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9" draw:style-name="gr11" draw:text-style-name="P10" draw:layer="layout" svg:width="1.291cm" svg:height="0.345cm" svg:x="7.985cm" svg:y="8.749cm">
          <text:p text:style-name="P2"><text:span text:style-name="T4">or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0" draw:style-name="gr11" draw:text-style-name="P10" draw:layer="layout" svg:width="1.291cm" svg:height="0.345cm" svg:x="7.985cm" svg:y="8.441cm">
          <text:p text:style-name="P2"><text:span text:style-name="T6">cleadef</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1" draw:style-name="gr11" draw:text-style-name="P10" draw:layer="layout" svg:width="1.291cm" svg:height="0.345cm" svg:x="7.985cm" svg:y="9.083cm">
          <text:p text:style-name="P2"><text:span text:style-name="T4">foss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2" draw:style-name="gr12" draw:text-style-name="P11" draw:layer="layout" svg:width="3.018cm" svg:height="0.345cm" svg:x="3.566cm" svg:y="12.43cm">
          <text:p text:style-name="P2"><text:span text:style-name="T4">Spdx license lis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3" draw:style-name="gr12" draw:text-style-name="P11" draw:layer="layout" svg:width="3.018cm" svg:height="0.345cm" svg:x="3.566cm" svg:y="13.778cm">
          <text:p text:style-name="P2"><text:span text:style-name="T4">OSAD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4" draw:style-name="gr11" draw:text-style-name="P10" draw:layer="layout" svg:width="1.291cm" svg:height="0.345cm" svg:x="24.128cm" svg:y="12.517cm">
          <text:p text:style-name="P2"><text:span text:style-name="T3">sw36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5" draw:style-name="gr11" draw:text-style-name="P10" draw:layer="layout" svg:width="1.291cm" svg:height="0.345cm" svg:x="19.265cm" svg:y="9.028cm">
          <text:p text:style-name="P2"><text:span text:style-name="T3">sw36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16" draw:style-name="gr3" draw:text-style-name="P4" draw:layer="layout" svg:width="3.607cm" svg:height="1.608cm" svg:x="0.451cm" svg:y="10.101cm">
          <text:p text:style-name="P2"><text:span text:style-name="T4">Org Internal License Obligations DB</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17" draw:style-name="gr3" draw:text-style-name="P4" draw:layer="layout" svg:width="3.607cm" svg:height="1.525cm" svg:x="0.451cm" svg:y="8.914cm">
          <text:p text:style-name="P2"><text:span text:style-name="T4">Org Internal License DB</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18" draw:style-name="gr3" draw:text-style-name="P4" draw:layer="layout" svg:width="3.607cm" svg:height="1.933cm" svg:x="0.451cm" svg:y="7.202cm">
          <text:p text:style-name="P2"><text:span text:style-name="T4">Org-internal Software License, other metadata DB</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19" draw:style-name="gr3" draw:text-style-name="P4" draw:layer="layout" svg:width="3.607cm" svg:height="1.933cm" svg:x="0.451cm" svg:y="5.702cm">
          <text:p text:style-name="P2"><text:span text:style-name="T4">Public Software License and, other metadata DB</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20" draw:style-name="gr3" draw:text-style-name="P4" draw:layer="layout" svg:width="3.607cm" svg:height="1.848cm" svg:x="0.451cm" svg:y="4.334cm">
          <text:p text:style-name="P2"><text:span text:style-name="T4">Public</text:span><text:span text:style-name="T4"><text:line-break/></text:span><text:span text:style-name="T4">Source Code DB</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21" draw:style-name="gr3" draw:text-style-name="P4" draw:layer="layout" svg:width="1.642cm" svg:height="2.196cm" svg:x="18.138cm" svg:y="11.675cm">
          <text:p text:style-name="P2"><text:span text:style-name="T3">Business Context of Project, Product or Servic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222" draw:style-name="gr8" draw:text-style-name="P7" draw:layer="layout" svg:width="0.846cm" svg:height="0.397cm" svg:x="3.661cm" svg:y="11.718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3" draw:style-name="gr8" draw:text-style-name="P7" draw:layer="layout" svg:width="0.846cm" svg:height="0.397cm" svg:x="3.661cm" svg:y="10.205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4" draw:style-name="gr10" draw:text-style-name="P9" draw:layer="layout" svg:width="0.846cm" svg:height="0.397cm" svg:x="3.661cm" svg:y="8.357cm">
          <text:p text:style-name="P2"><text:span text:style-name="T5">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5" draw:style-name="gr10" draw:text-style-name="P9" draw:layer="layout" svg:width="0.846cm" svg:height="0.397cm" svg:x="3.661cm" svg:y="10.632cm">
          <text:p text:style-name="P2"><text:span text:style-name="T5">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6" draw:style-name="gr9" draw:text-style-name="P8" draw:layer="layout" svg:width="0.846cm" svg:height="0.397cm" svg:x="3.661cm" svg:y="5.428cm">
          <text:p text:style-name="P2"><text:span text:style-name="T5">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7" draw:style-name="gr9" draw:text-style-name="P8" draw:layer="layout" svg:width="0.846cm" svg:height="0.397cm" svg:x="3.661cm" svg:y="6.824cm">
          <text:p text:style-name="P2"><text:span text:style-name="T5">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8" draw:style-name="gr8" draw:text-style-name="P7" draw:layer="layout" svg:width="0.846cm" svg:height="0.397cm" svg:x="19.488cm" svg:y="0.201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9" draw:style-name="gr10" draw:text-style-name="P9" draw:layer="layout" svg:width="0.846cm" svg:height="0.397cm" svg:x="19.488cm" svg:y="0.637cm">
          <text:p text:style-name="P2"><text:span text:style-name="T5">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0" draw:style-name="gr9" draw:text-style-name="P8" draw:layer="layout" svg:width="0.846cm" svg:height="0.397cm" svg:x="19.488cm" svg:y="1.053cm">
          <text:p text:style-name="P2"><text:span text:style-name="T5">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1" draw:style-name="gr9" draw:text-style-name="P8" draw:layer="layout" svg:width="0.846cm" svg:height="0.397cm" svg:x="19.488cm" svg:y="1.469cm">
          <text:p text:style-name="P2"><text:span text:style-name="T5">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 draw:style-name="gr5" draw:text-style-name="P5" draw:layer="layout" svg:width="4.014cm" svg:height="1.933cm" svg:x="20.21cm" svg:y="-0.034cm">
          <text:p text:style-name="P12"><text:span text:style-name="T4">Facts</text:span></text:p>
          <text:p text:style-name="P12"><text:span text:style-name="T4">Restricted (Private)</text:span></text:p>
          <text:p text:style-name="P12"><text:span text:style-name="T4">Publicly in Internet</text:span></text:p>
          <text:p text:style-name="P12"><text:span text:style-name="T4">Shared by Organ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6" draw:text-style-name="P1" draw:layer="layout" svg:width="2.281cm" svg:height="4.644cm" svg:x="4.69cm" svg:y="3.539cm">
          <text:p/>
          <draw:enhanced-geometry draw:mirror-horizontal="false" draw:mirror-vertical="false" svg:viewBox="0 0 0 0" draw:text-areas="0 0 ?f2 ?f3" draw:type="ooxml-bentConnector3" draw:modifiers="5013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35" draw:style-name="gr6" draw:text-style-name="P1" draw:layer="layout" svg:width="2.912cm" svg:height="1.514cm" svg:x="4.059cm" svg:y="6.669cm">
          <text:p/>
          <draw:enhanced-geometry draw:mirror-horizontal="false" draw:mirror-vertical="false" svg:viewBox="0 0 0 0" draw:text-areas="0 0 ?f2 ?f3" draw:type="ooxml-bentConnector3" draw:modifiers="613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36" draw:style-name="gr6" draw:text-style-name="P1" draw:layer="layout" svg:width="2.912cm" svg:height="0.014cm" svg:x="4.059cm" svg:y="8.169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37" draw:style-name="gr11" draw:text-style-name="P10" draw:layer="layout" svg:width="1.291cm" svg:height="0.345cm" svg:x="10.851cm" svg:y="5.837cm">
          <text:p text:style-name="P2"><text:span text:style-name="T4">qmst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8" draw:style-name="gr11" draw:text-style-name="P10" draw:layer="layout" svg:width="1.291cm" svg:height="0.345cm" svg:x="10.851cm" svg:y="5.542cm">
          <text:p text:style-name="P2"><text:span text:style-name="T4">or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9" draw:style-name="gr11" draw:text-style-name="P10" draw:layer="layout" svg:width="1.291cm" svg:height="0.345cm" svg:x="10.851cm" svg:y="5.243cm">
          <text:p text:style-name="P2"><text:span text:style-name="T4">tin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40" draw:style-name="gr6" draw:text-style-name="P1" draw:layer="layout" svg:width="1.942cm" svg:height="1.005cm" svg:x="11.989cm" svg:y="4.54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41" draw:style-name="gr6" draw:text-style-name="P1" draw:layer="layout" svg:width="6.657cm" svg:height="0.595cm" svg:x="8.614cm" svg:y="8.184cm">
          <text:p/>
          <draw:enhanced-geometry draw:mirror-horizontal="false" draw:mirror-vertical="false" svg:viewBox="0 0 0 0" draw:text-areas="0 0 ?f2 ?f3" draw:type="ooxml-bentConnector3" draw:modifiers="4916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42" draw:style-name="gr6" draw:text-style-name="P1" draw:layer="layout" svg:width="11.212cm" svg:height="0.897cm" draw:transform="rotate (-3.14159265358979) translate (15.272cm 9.677cm)">
          <text:p/>
          <draw:enhanced-geometry draw:mirror-horizontal="true" draw:mirror-vertical="false" svg:viewBox="0 0 0 0" draw:text-areas="0 0 ?f2 ?f3" draw:type="ooxml-bentConnector3" draw:modifiers="6982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43" draw:style-name="gr9" draw:text-style-name="P8" draw:layer="layout" svg:width="0.846cm" svg:height="0.397cm" svg:x="3.661cm" svg:y="7.864cm">
          <text:p text:style-name="P2"><text:span text:style-name="T5">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4" draw:style-name="gr10" draw:text-style-name="P9" draw:layer="layout" svg:width="0.846cm" svg:height="0.397cm" svg:x="19.241cm" svg:y="11.675cm">
          <text:p text:style-name="P2"><text:span text:style-name="T5">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5" draw:style-name="gr10" draw:text-style-name="P9" draw:layer="layout" svg:width="0.846cm" svg:height="0.397cm" svg:x="20.997cm" svg:y="11.675cm">
          <text:p text:style-name="P2"><text:span text:style-name="T5">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6" draw:style-name="gr6" draw:text-style-name="P1" draw:layer="layout" svg:width="1.796cm" svg:height="3.569cm" draw:transform="rotate (-1.5707963267949) translate (19.661cm 9.878cm)">
          <text:p/>
          <draw:enhanced-geometry draw:mirror-horizontal="true" draw:mirror-vertical="false" svg:viewBox="0 0 0 0" draw:text-areas="0 0 ?f2 ?f3"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47" draw:style-name="gr6" draw:text-style-name="P1" draw:layer="layout" svg:width="1.797cm" svg:height="1.85cm" draw:transform="rotate (1.5707963267949) translate (19.665cm 11.675cm)">
          <text:p/>
          <draw:enhanced-geometry draw:mirror-horizontal="false" draw:mirror-vertical="false" svg:viewBox="0 0 0 0" draw:text-areas="0 0 ?f2 ?f3" draw:type="ooxml-bentConnector3" draw:modifiers="499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48" draw:style-name="gr6" draw:text-style-name="P1" draw:layer="layout" svg:width="1.032cm" svg:height="1.341cm" draw:transform="rotate (1.5707963267949) translate (14.749cm 7.681cm)">
          <text:p/>
          <draw:enhanced-geometry draw:mirror-horizontal="true" draw:mirror-vertical="false" svg:viewBox="0 0 0 0" draw:text-areas="0 0 ?f2 ?f3" draw:type="ooxml-bentConnector3" draw:modifiers="500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234" draw:style-name="gr2" draw:text-style-name="P3" draw:layer="layout" svg:width="4.693cm" svg:height="2.645cm" svg:x="0cm" svg:y="2.216cm">
          <text:p text:style-name="P2"><text:span text:style-name="T4">Software from 3rd parties: Internet, Vendors, Suppliers and own source code</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249" draw:style-name="gr8" draw:text-style-name="P7" draw:layer="layout" svg:width="0.846cm" svg:height="0.397cm" svg:x="3.847cm" svg:y="2.687cm">
          <text:p text:style-name="P2"><text:span text:style-name="T5">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7" draw:text-style-name="P6" draw:layer="layout" svg:width="1.291cm" svg:height="1.173cm" svg:x="6.237cm" svg:y="3.212cm">
          <text:p/>
          <draw:enhanced-geometry draw:mirror-horizontal="false" draw:mirror-vertical="false" svg:viewBox="0 0 0 0" draw:text-areas="0 ?f8 ?f12 ?f9" draw:type="ooxml-rightArrow" draw:modifiers="50000 5325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51" draw:style-name="gr11" draw:text-style-name="P10" draw:layer="layout" svg:width="1.291cm" svg:height="0.345cm" svg:x="12.728cm" svg:y="13.346cm">
          <text:p text:style-name="P2"><text:span text:style-name="T3">sw36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153" draw:style-name="gr13" draw:layer="layout" svg:width="16.932cm" svg:height="9.524cm" svg:x="1.059cm" svg:y="1.905cm" draw:page-number="1" presentation:class="page"/>
          <draw:frame draw:name="Shape 154" presentation:style-name="pr1"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Caladea1"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5.2$MacOSX_X86_64 LibreOffice_project/54c8cbb85f300ac59db32fe8a675ff7683cd5a16</meta:generator>
    <dc:date>2018-07-13T11:18:27.245586298</dc:date>
    <meta:editing-duration>PT10S</meta:editing-duration>
    <meta:editing-cycles>1</meta:editing-cycles>
    <meta:document-statistic meta:object-count="117"/>
  </office:meta>
</office:document-meta>
</file>